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ttingsEvent.AbstractSettingsEvent( Object source , File settings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ttingsEvent.getSettings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